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8000" draw:fill-color="#ec9ba4" draw:textarea-horizontal-align="justify" draw:textarea-vertical-align="middle" draw:auto-grow-height="false" fo:min-height="1.337cm" fo:min-width="2.675cm"/>
      <style:paragraph-properties style:writing-mode="lr-tb"/>
    </style:style>
    <style:style style:name="gr2" style:family="graphic" style:parent-style-name="standard">
      <style:graphic-properties svg:stroke-color="#ff8000" draw:fill-color="#ec9ba4" draw:textarea-horizontal-align="justify" draw:textarea-vertical-align="middle" draw:auto-grow-height="false" fo:min-height="1.337cm" fo:min-width="3.628cm"/>
      <style:paragraph-properties style:writing-mode="lr-tb"/>
    </style:style>
    <style:style style:name="gr3" style:family="graphic" style:parent-style-name="standard">
      <style:graphic-properties svg:stroke-color="#ff8000" draw:fill-color="#ec9ba4" draw:textarea-horizontal-align="justify" draw:textarea-vertical-align="middle" draw:auto-grow-height="false" fo:min-height="1.973cm" fo:min-width="3.627cm"/>
      <style:paragraph-properties style:writing-mode="lr-tb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1.179cm" fo:min-width="2.2cm"/>
      <style:paragraph-properties style:writing-mode="lr-tb"/>
    </style:style>
    <style:style style:name="gr5" style:family="graphic" style:parent-style-name="standard">
      <style:graphic-properties svg:stroke-color="#ff8000" draw:fill-color="#ff8000" draw:textarea-horizontal-align="justify" draw:textarea-vertical-align="middle" draw:auto-grow-height="false" fo:min-height="1.179cm" fo:min-width="2.359cm"/>
      <style:paragraph-properties style:writing-mode="lr-tb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1.02cm" fo:min-width="2.357cm"/>
      <style:paragraph-properties style:writing-mode="lr-tb"/>
    </style:style>
    <style:style style:name="gr7" style:family="graphic" style:parent-style-name="standard">
      <style:graphic-properties svg:stroke-color="#ff8000" draw:fill-color="#ff8000" draw:textarea-horizontal-align="justify" draw:textarea-vertical-align="middle" draw:auto-grow-height="false" fo:min-height="1.02cm" fo:min-width="4.422cm"/>
      <style:paragraph-properties style:writing-mode="lr-tb"/>
    </style:style>
    <style:style style:name="gr8" style:family="graphic" style:parent-style-name="objectwithoutfill">
      <style:graphic-properties svg:stroke-color="#ff8000"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c9ba4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75cm" svg:height="1.587cm" svg:x="9.255cm" svg:y="6.08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128cm" svg:height="1.587cm" svg:x="26.4cm" svg:y="6.08cm">
          <text:p text:style-name="P1">doc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127cm" svg:height="2.223cm" svg:x="11.16cm" svg:y="15.287cm">
          <text:p text:style-name="P1">Account bank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5.398cm" svg:height="2.857cm" svg:x="15.922cm" svg:y="5.445cm">
          <text:p text:style-name="P1">Doc in a c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4" draw:id="id4" draw:layer="layout" svg:width="5.715cm" svg:height="2.857cm" svg:x="24.177cm" svg:y="10.525cm">
          <text:p text:style-name="P1">Doc has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" draw:id="id2" draw:layer="layout" svg:width="2.857cm" svg:height="1.27cm" svg:x="32.432cm" svg:y="16.55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9.843cm" svg:height="2.54cm" svg:x="18.462cm" svg:y="17.51cm">
          <text:p text:style-name="P1">User has many account ban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curve" svg:x1="28.305cm" svg:y1="18.78cm" svg:x2="32.432cm" svg:y2="17.192cm" draw:start-shape="id1" draw:start-glue-point="7" draw:end-shape="id2" draw:end-glue-point="3" svg:d="M28305 18780c3094 0 1031-1588 4127-1588" svg:viewBox="0 0 4128 1589">
          <text:p/>
        </draw:connector>
        <draw:connector draw:style-name="gr8" draw:text-style-name="P4" draw:layer="layout" draw:type="curve" svg:x1="18.462cm" svg:y1="18.78cm" svg:x2="13.223cm" svg:y2="17.51cm" draw:start-shape="id1" draw:start-glue-point="5" draw:end-shape="id3" draw:end-glue-point="2" svg:d="M18462 18780c-3493 0-5239-423-5239-1270" svg:viewBox="0 0 5240 1271">
          <text:p/>
        </draw:connector>
        <draw:connector draw:style-name="gr8" draw:text-style-name="P4" draw:layer="layout" draw:type="curve" svg:x1="15.287cm" svg:y1="16.398cm" svg:x2="27.034cm" svg:y2="13.382cm" draw:start-shape="id3" draw:start-glue-point="1" draw:end-shape="id4" draw:end-glue-point="6" svg:d="M15287 16398c7832 0 11747-1005 11747-3016" svg:viewBox="0 0 11748 3017">
          <text:p/>
        </draw:connector>
        <draw:connector draw:style-name="gr8" draw:text-style-name="P4" draw:layer="layout" draw:type="curve" svg:x1="27.034cm" svg:y1="10.525cm" svg:x2="28.464cm" svg:y2="7.667cm" draw:start-shape="id4" draw:start-glue-point="4" draw:end-shape="id5" draw:end-glue-point="2" svg:d="M27034 10525c0-2145 1430-716 1430-2858" svg:viewBox="0 0 1431 2859">
          <text:p/>
        </draw:connector>
        <draw:connector draw:style-name="gr8" draw:text-style-name="P4" draw:layer="layout" draw:type="curve" svg:x1="21.32cm" svg:y1="6.873cm" svg:x2="26.4cm" svg:y2="6.873cm" draw:start-shape="id6" draw:start-glue-point="7" draw:end-shape="id5" draw:end-glue-point="3" svg:d="M21320 6873h5080" svg:viewBox="0 0 5081 1">
          <text:p/>
        </draw:connector>
        <draw:connector draw:style-name="gr8" draw:text-style-name="P4" draw:layer="layout" draw:type="curve" svg:x1="15.922cm" svg:y1="6.873cm" svg:x2="12.43cm" svg:y2="6.873cm" draw:start-shape="id6" draw:start-glue-point="5" draw:end-shape="id7" draw:end-glue-point="1" svg:d="M15922 6873h-3492" svg:viewBox="0 0 3493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0T19:18:37.213493700</meta:creation-date>
    <dc:date>2023-08-20T19:26:52.842570818</dc:date>
    <meta:editing-duration>PT8M15S</meta:editing-duration>
    <meta:editing-cycles>1</meta:editing-cycles>
    <meta:document-statistic meta:object-count="13"/>
    <meta:generator>LibreOffice/7.3.7.2$Linux_X86_64 LibreOffice_project/30$Build-2</meta:generator>
  </office:meta>
</office:document-meta>
</file>